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51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rotation-angle="90"/>
    </style:style>
    <style:style style:name="ce1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  <style:style style:name="ce12" style:family="table-cell" style:parent-style-name="Default"/>
    <style:style style:name="ce13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Status of JSAV exercises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Aalto University CS-A1141/CS-A1143 Data Structures and Algorithms Y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February 2023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3" office:value-type="string" calcext:value-type="string" table:number-columns-spanned="8" table:number-rows-spanned="1">
            <text:p>JSAV data structures used in grading exercise</text:p>
          </table:table-cell>
          <table:covered-table-cell table:number-columns-repeated="7"/>
          <table:table-cell table:style-name="Default"/>
          <table:table-cell office:value-type="string" calcext:value-type="string" table:number-columns-spanned="3" table:number-rows-spanned="1">
            <text:p>Exercise trace reconstructible</text:p>
          </table:table-cell>
          <table:covered-table-cell table:number-columns-repeated="2"/>
        </table:table-row>
        <table:table-row table:style-name="ro3">
          <table:table-cell table:style-name="ce5" office:value-type="string" calcext:value-type="string">
            <text:p>Course Module</text:p>
          </table:table-cell>
          <table:table-cell office:value-type="string" calcext:value-type="string">
            <text:p>JSAV Exercise</text:p>
          </table:table-cell>
          <table:table-cell office:value-type="string" calcext:value-type="string">
            <text:p>New GUI?</text:p>
          </table:table-cell>
          <table:table-cell office:value-type="string" calcext:value-type="string">
            <text:p>Style</text:p>
          </table:table-cell>
          <table:table-cell table:style-name="Default" office:value-type="string" calcext:value-type="string">
            <text:p>Pseudocode?</text:p>
          </table:table-cell>
          <table:table-cell table:style-name="ce10" office:value-type="string" calcext:value-type="string">
            <text:p>array</text:p>
          </table:table-cell>
          <table:table-cell table:style-name="ce10" office:value-type="string" calcext:value-type="string">
            <text:p>binary heap</text:p>
          </table:table-cell>
          <table:table-cell table:style-name="ce10" office:value-type="string" calcext:value-type="string">
            <text:p>binary tree</text:p>
          </table:table-cell>
          <table:table-cell table:style-name="ce10" office:value-type="string" calcext:value-type="string">
            <text:p>tree</text:p>
          </table:table-cell>
          <table:table-cell table:style-name="ce10" office:value-type="string" calcext:value-type="string">
            <text:p>graph</text:p>
          </table:table-cell>
          <table:table-cell table:style-name="ce10" office:value-type="string" calcext:value-type="string">
            <text:p>list</text:p>
          </table:table-cell>
          <table:table-cell table:style-name="ce10" office:value-type="string" calcext:value-type="string">
            <text:p>matrix</text:p>
          </table:table-cell>
          <table:table-cell table:style-name="ce10" office:value-type="string" calcext:value-type="string">
            <text:p>stack</text:p>
          </table:table-cell>
          <table:table-cell table:style-name="ce5" office:value-type="string" calcext:value-type="string">
            <text:p>Can the data structures be recorded semantically?</text:p>
          </table:table-cell>
          <table:table-cell office:value-type="string" calcext:value-type="string">
            <text:p>JSAV JSON</text:p>
          </table:table-cell>
          <table:table-cell office:value-type="string" calcext:value-type="string">
            <text:p>JAAL 2.0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postfix evalua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no</text:p>
          </table:table-cell>
          <table:table-cell/>
          <table:table-cell office:value-type="string" calcext:value-type="string">
            <text:p>Tilantera_MSc.pdf, p. 44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Infix → postfix 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lantera_MSc_removed_stuff.pdf, pp. 14-15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1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easy/order_of_growth_easy.md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2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hard/order_of_growth_hard.md</text:p>
          </table:table-cell>
        </table:table-row>
        <table:table-row table:style-name="ro2">
          <table:table-cell office:value-type="string" calcext:value-type="string">
            <text:p>4.4</text:p>
          </table:table-cell>
          <table:table-cell office:value-type="string" calcext:value-type="string">
            <text:p>recurrence relations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recurrence_relations/recurrence_relations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Inser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selec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4</text:p>
          </table:table-cell>
          <table:table-cell office:value-type="string" calcext:value-type="string">
            <text:p>merge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mergesort/mergesort.md</text:p>
          </table:table-cell>
        </table:table-row>
        <table:table-row table:style-name="ro2">
          <table:table-cell office:value-type="string" calcext:value-type="string">
            <text:p>5.5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_removed_stuff.pdf, pp. 16-20</text:p>
          </table:table-cell>
        </table:table-row>
        <table:table-row table:style-name="ro2">
          <table:table-cell office:value-type="string" calcext:value-type="string">
            <text:p>5.6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re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In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ost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Level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build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.pdf, pp. 44-45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so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Binary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Interpolation search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binary pointer 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ouble 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AVL tree inser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louring red-black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initial and final states only</text:p>
          </table:table-cell>
          <table:table-cell/>
          <table:table-cell office:value-type="string" calcext:value-type="string">
            <text:p>Tilantera_MSc_removed_stuff.pdf, pp. 21-22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ed-black tree inse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igital search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adix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mmon tree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Open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linear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quadratic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double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re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Depth-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breadth 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3</text:p>
          </table:table-cell>
          <table:table-cell office:value-type="string" calcext:value-type="string">
            <text:p>Prim’s 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4</text:p>
          </table:table-cell>
          <table:table-cell office:value-type="string" calcext:value-type="string">
            <text:p>Dijkstra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ilantera_MSc.pdf, pp. 45-46</text:p>
          </table:table-cell>
        </table:table-row>
        <table:table-row table:style-name="ro2">
          <table:table-cell office:value-type="string" calcext:value-type="string">
            <text:p>11.5</text:p>
          </table:table-cell>
          <table:table-cell office:value-type="string" calcext:value-type="string">
            <text:p>Krusk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Modified 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Prim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Dijkstra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calcext:conditional-formats>
          <calcext:conditional-format calcext:target-range-address="Sheet1.N6:Sheet1.N7 Sheet1.N34:Sheet1.N45 Sheet1.N10:Sheet1.N28 Sheet1.N30:Sheet1.N31 Sheet1.O6:Sheet1.O6">
            <calcext:condition calcext:apply-style-name="Bad" calcext:value="formula-is(FIND(&quot;x&quot;;[.F6]))" calcext:base-cell-address="Sheet1.N6"/>
            <calcext:condition calcext:apply-style-name="Bad" calcext:value="formula-is(FIND(&quot;x&quot;;[.G6]))" calcext:base-cell-address="Sheet1.N6"/>
            <calcext:condition calcext:apply-style-name="Bad" calcext:value="formula-is(FIND(&quot;x&quot;;[.I6]))" calcext:base-cell-address="Sheet1.N6"/>
            <calcext:condition calcext:apply-style-name="Bad" calcext:value="formula-is(FIND(&quot;x&quot;;[.K6]))" calcext:base-cell-address="Sheet1.N6"/>
            <calcext:condition calcext:apply-style-name="Bad" calcext:value="formula-is(FIND(&quot;x&quot;;[.L6]))" calcext:base-cell-address="Sheet1.N6"/>
            <calcext:condition calcext:apply-style-name="Bad" calcext:value="formula-is(FIND(&quot;x&quot;;[.M6]))" calcext:base-cell-address="Sheet1.N6"/>
          </calcext:conditional-format>
          <calcext:conditional-format calcext:target-range-address="Sheet1.N8:Sheet1.N10 Sheet1.N29:Sheet1.N29 Sheet1.N32:Sheet1.N33 Sheet1.N47:Sheet1.N48">
            <calcext:condition calcext:apply-style-name="Bad" calcext:value="contains-text(&quot;jsav&quot;)" calcext:base-cell-address="Sheet1.N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11:39:39.670427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15:09:20.747020870</meta:creation-date>
    <dc:date>2023-02-20T13:56:01.420324653</dc:date>
    <meta:editing-duration>PT6H43M32S</meta:editing-duration>
    <meta:editing-cycles>34</meta:editing-cycles>
    <meta:generator>LibreOffice/6.4.7.2$Linux_X86_64 LibreOffice_project/40$Build-2</meta:generator>
    <meta:document-statistic meta:table-count="1" meta:cell-count="282" meta:object-count="0"/>
  </office:meta>
</office:document-meta>
</file>